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a2d8a" officeooo:paragraph-rsid="000a2d8a"/>
    </style:style>
    <style:style style:name="P2" style:family="paragraph" style:parent-style-name="Standard">
      <style:text-properties fo:language="en" fo:country="US" officeooo:rsid="000b18f0" officeooo:paragraph-rsid="000b18f0"/>
    </style:style>
    <style:style style:name="P3" style:family="paragraph" style:parent-style-name="Standard">
      <style:text-properties fo:language="en" fo:country="US" officeooo:rsid="000b9158" officeooo:paragraph-rsid="000c5b9b"/>
    </style:style>
    <style:style style:name="P4" style:family="paragraph" style:parent-style-name="Standard">
      <style:text-properties fo:language="en" fo:country="US" officeooo:rsid="000c5b9b" officeooo:paragraph-rsid="000c5b9b"/>
    </style:style>
    <style:style style:name="P5" style:family="paragraph" style:parent-style-name="Standard">
      <style:text-properties fo:language="en" fo:country="US" officeooo:rsid="000c5b9b" officeooo:paragraph-rsid="000b18f0"/>
    </style:style>
    <style:style style:name="P6" style:family="paragraph" style:parent-style-name="Standard">
      <style:text-properties fo:language="en" fo:country="US" officeooo:rsid="000cb6cd" officeooo:paragraph-rsid="000cb6cd"/>
    </style:style>
    <style:style style:name="T1" style:family="text">
      <style:text-properties officeooo:rsid="000b18f0"/>
    </style:style>
    <style:style style:name="T2" style:family="text">
      <style:text-properties officeooo:rsid="000c5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.</text:p>
      <text:p text:style-name="P1"/>
      <text:p text:style-name="P1">I’m founding a new humanitarian mission, <text:span text:style-name="T1">that</text:span> have an specific strategy.</text:p>
      <text:p text:style-name="P1">The goal is not to send food where is needed, but to send machines that produces food.</text:p>
      <text:p text:style-name="P1">The machines will be producing food everyday.</text:p>
      <text:p text:style-name="P1"/>
      <text:p text:style-name="P2">I’m looking for partnership or in some way to have better conditions to develop this project.</text:p>
      <text:p text:style-name="P2"/>
      <text:p text:style-name="P5">I have experience in factory administration, computer development and mechanical 3d drawing.</text:p>
      <text:p text:style-name="P2"/>
      <text:p text:style-name="P3">Please look the website <text:a xlink:type="simple" xlink:href="http://www.missionsave.altervista.org/" text:style-name="Internet_20_link" text:visited-style-name="Visited_20_Internet_20_Link">www.missionsave.altervista.org</text:a> which have the idea exposed and the work done so far, as the <text:span text:style-name="T2">ambitious strategy.</text:span></text:p>
      <text:p text:style-name="P4"/>
      <text:p text:style-name="P6">Sincerely,</text:p>
      <text:p text:style-name="P6">Dani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9:06:00.618424842</meta:creation-date>
    <dc:date>2016-09-23T20:49:30.832155185</dc:date>
    <meta:editing-duration>PT1H33M27S</meta:editing-duration>
    <meta:editing-cycles>5</meta:editing-cycles>
    <meta:generator>LibreOffice/5.2.1.2$Linux_X86_64 LibreOffice_project/20m0$Build-2</meta:generator>
    <meta:document-statistic meta:table-count="0" meta:image-count="0" meta:object-count="0" meta:page-count="1" meta:paragraph-count="9" meta:word-count="86" meta:character-count="542" meta:non-whitespace-character-count="465"/>
  </office:meta>
</office:document-meta>
</file>